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34514111" text:style-name="L1">
        <text:list-item>
          <text:p text:style-name="P3">Principaux apports du papier</text:p>
        </text:list-item>
      </text:list>
      <text:p text:style-name="P1"/>
      <text:p text:style-name="P2">Propose un modèle, FOM (Function-based object model), pour attribuer des rôles aux différents objets d'une page web. Ce modèle s’intéresse aux propriétés fonctionnelles des objets. </text:p>
      <text:p text:style-name="P2">Il introduit également des règles d'adaptation du contenu spécifique aux classes d'appartenance des objets.</text:p>
      <text:p text:style-name="P2">Il spécifie également une approche automatique pour détecter la catégorie et les propriétés fonctionnelles d'un objet.</text:p>
      <text:p text:style-name="P2"/>
      <text:p text:style-name="P1"/>
      <text:list xml:id="list2007270655" text:continue-numbering="true" text:style-name="L1">
        <text:list-item>
          <text:p text:style-name="P3">Fils conducteur et motivation principale</text:p>
        </text:list-item>
      </text:list>
      <text:p text:style-name="P1"/>
      <text:p text:style-name="P2">L' émergence des supports dans less web implique d'augmenter la capacité des contenus web. Dans la réalisation de cette tache, la compréhension de la structure d'une page web est importante.</text:p>
      <text:p text:style-name="P2"/>
      <text:list xml:id="list404704181" text:continue-numbering="true" text:style-name="L1">
        <text:list-item>
          <text:p text:style-name="P3">Verrou levé et état de l'art</text:p>
        </text:list-item>
      </text:list>
      <text:p text:style-name="P2"/>
      <text:p text:style-name="P2">Html mélange les informations structurelles et de présentation du contenu.</text:p>
      <text:p text:style-name="P2">Manque d'information structurelle, bien que CSS aide, pas suffisant pour extraire une structure sémantique riche.</text:p>
      <text:p text:style-name="P2">Mauvaise utilisation des balises par les développeurs dans la conception des pages, ce qui implique que les solutions basés sur l'analyse des tag peut ne pas être completement efficace.</text:p>
      <text:p text:style-name="P2"/>
      <text:list xml:id="list621776539" text:continue-numbering="true" text:style-name="L1">
        <text:list-item>
          <text:p text:style-name="P3">Approche</text:p>
        </text:list-item>
      </text:list>
      <text:p text:style-name="P1"/>
      <text:p text:style-name="P2">Les travaux définissent un objet comme le plus petit éléments d'un système. Ici nous nous situons dans un système de <text:s/>type hypermédia. Un objet est composé d'un ensemble d'informations et réalise certaine fonctionnalités. Un objet peut être classifier comme un objet basique ou un objet composite (les objets composites sont en plus décrit par une classification des relations entre objet qui le compose). Chaque objet est décrit par ses propriétés fonctionnelles et une catégorie (classe d'appartenance).</text:p>
      <text:p text:style-name="P2">Exemple de propriétés fonctionnelles : alignement, type média, décoration, ect....</text:p>
      <text:p text:style-name="P2">Exemple de catégorie : Information, navigation, interaction, décoration, page</text:p>
      <text:p text:style-name="P2"/>
      <text:p text:style-name="P2">La détection des objets se fait sur le postulat que les objets appartenant à la même catégories ont une certaine cohérence visuelle. Sur cette base la détection des objets est faite par <text:span text:style-name="T1">un algorithme de partitionnement</text:span> <text:span text:style-name="T1">DBSCAN</text:span>. La distance entre les objets est calculées en mesurant la similarité visuelle. Une fois la détection des objets faites, les auteurs s'appuie sur l'analyse du code HTML pour associer des propriétés. Pour déterminer la catégorie d'un objet, la solution se repose sur un arbre de décision. </text:p>
      <text:p text:style-name="P2">Chaque type de détection d'une propriété fonctionnelle ou une catégorie est implémentée par un algorithme spécifique. </text:p>
      <text:p text:style-name="P2"/>
      <text:p text:style-name="P2"/>
      <text:p text:style-name="P2"/>
      <text:p text:style-name="P2"/>
      <text:list xml:id="list1607706742" text:continue-numbering="true" text:style-name="L1">
        <text:list-item>
          <text:p text:style-name="P3">Résultats</text:p>
        </text:list-item>
      </text:list>
      <text:p text:style-name="P2"/>
      <text:p text:style-name="P2">Les auteurs proposent une application direct de leur méthode à travers l'adaptation d'une page web vers le wap. <text:s/></text:p>
      <text:p text:style-name="P2"/>
      <text:p text:style-name="P2"/>
      <text:list xml:id="list1717386757" text:continue-numbering="true" text:style-name="L1">
        <text:list-item>
          <text:p text:style-name="P3"><text:soft-page-break/>Intérêt d'avoir lu cet article</text:p>
        </text:list-item>
      </text:list>
      <text:p text:style-name="P2"/>
      <text:p text:style-name="P2">L'article propose classification des objets d'un système hypermédia. Un méthode de détection de ces objets. </text:p>
      <text:p text:style-name="P2">Le processus de segmentation des pages par partitionnement basé sur des indicateurs visuelle semble efficace. En effet, principalement par la nature de html. C'est un langage qui inclus une description structurelle et de présentation. Il est donc cohérent d'exploiter les indicateurs visuelle pour extraire la structure logique de la page web. De plus contrairement aux approches basées sur l'analyse de tag, une interprétation syntaxique, cette approche n'est pas limité par la mauvaise utilisation des balises par le concepteur de page we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08T15:43:42</meta:creation-date>
    <meta:generator>LibreOffice/3.5$Linux_x86 LibreOffice_project/350m1$Build-2</meta:generator>
    <dc:date>2014-03-04T12:33:17</dc:date>
    <dc:creator>Asus </dc:creator>
    <meta:editing-duration>PT3H27M35S</meta:editing-duration>
    <meta:editing-cycles>75</meta:editing-cycles>
    <meta:document-statistic meta:table-count="0" meta:image-count="0" meta:object-count="0" meta:page-count="2" meta:paragraph-count="21" meta:word-count="475" meta:character-count="3183" meta:non-whitespace-character-count="2727"/>
  </office:meta>
</office:document-meta>
</file>